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8cm" loext:decorative="fals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99cm" fo:min-width="3.85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64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objectwithoutfill">
      <style:graphic-properties draw:fill="none" draw:fill-color="#000000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marker-start="Circle" draw:marker-start-width="0.3cm" draw:marker-end="" draw:marker-end-width="0.3cm" draw:fill-color="#000000" draw:textarea-vertical-align="middle" loext:decorative="false"/>
    </style:style>
    <style:style style:name="gr9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2.449cm" fo:min-width="5.24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1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opacity="0%" draw:textarea-horizontal-align="justify" draw:textarea-vertical-align="middle" draw:auto-grow-height="false" fo:min-height="1.199cm" fo:min-width="4.5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8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399cm" fo:min-width="3.856cm" loext:decorative="false"/>
      <style:paragraph-properties style:writing-mode="lr-tb"/>
    </style:style>
    <style:style style:name="gr17" style:family="graphic" style:parent-style-name="standard">
      <style:graphic-properties svg:stroke-color="#000000" draw:opacity="0%" draw:textarea-horizontal-align="justify" draw:textarea-vertical-align="middle" draw:auto-grow-height="false" fo:min-height="2.449cm" fo:min-width="5.849cm" loext:decorative="false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3cm" svg:height="1cm" svg:x="4.7cm" svg:y="2.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356cm" svg:height="0.649cm" svg:x="4.894cm" svg:y="2.55cm">
          <draw:text-box>
            <text:p text:style-name="P2"><text:span text:style-name="T1">f</text:span><text:span text:style-name="T1">:</text:span><text:span text:style-name="T1"> </text:span></text:p>
          </draw:text-box>
        </draw:frame>
        <draw:frame draw:style-name="gr3" draw:text-style-name="P4" draw:layer="layout" svg:width="1.764cm" svg:height="1.047cm" svg:x="2.1cm" svg:y="2.3cm">
          <draw:text-box>
            <text:p><text:span text:style-name="T1">gl</text:span><text:span text:style-name="T1">ob</text:span><text:span text:style-name="T1">al</text:span></text:p>
            <text:p><text:span text:style-name="T1">en</text:span><text:span text:style-name="T1">v</text:span></text:p>
          </draw:text-box>
        </draw:frame>
        <draw:line draw:style-name="gr4" draw:text-style-name="P5" draw:layer="layout" svg:x1="3.7cm" svg:y1="2.8cm" svg:x2="4.7cm" svg:y2="2.8cm">
          <text:p/>
        </draw:line>
        <draw:custom-shape draw:style-name="gr5" draw:text-style-name="P1" draw:layer="layout" svg:width="1cm" svg:height="1cm" svg:x="5.701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6.701cm" svg:y="7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25cm" svg:y1="2.85cm" svg:x2="6.751cm" svg:y2="2.851cm">
          <text:p/>
        </draw:line>
        <draw:line draw:style-name="gr7" draw:text-style-name="P6" draw:layer="layout" svg:x1="6.75cm" svg:y1="2.85cm" svg:x2="6.75cm" svg:y2="7.85cm">
          <text:p/>
        </draw:line>
        <draw:line draw:style-name="gr8" draw:text-style-name="P7" draw:layer="layout" svg:x1="7.051cm" svg:y1="8.251cm" svg:x2="10.451cm" svg:y2="8.251cm">
          <text:p/>
        </draw:line>
        <draw:line draw:style-name="gr9" draw:text-style-name="P7" draw:layer="layout" svg:x1="10.451cm" svg:y1="8.251cm" svg:x2="10.5cm" svg:y2="7.15cm">
          <text:p/>
        </draw:line>
        <draw:custom-shape draw:style-name="gr10" draw:text-style-name="P1" draw:layer="layout" svg:width="5.749cm" svg:height="2.699cm" svg:x="8.751cm" svg:y="4.45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7.451cm" svg:y="4.851cm">
          <draw:text-box>
            <text:p><text:span text:style-name="T1">E1</text:span></text:p>
          </draw:text-box>
        </draw:frame>
        <draw:line draw:style-name="gr4" draw:text-style-name="P5" draw:layer="layout" svg:x1="8.251cm" svg:y1="5.154cm" svg:x2="8.751cm" svg:y2="5.154cm">
          <text:p/>
        </draw:line>
        <draw:frame draw:style-name="gr12" draw:text-style-name="P4" draw:layer="layout" svg:width="5.5cm" svg:height="2.241cm" svg:x="9cm" svg:y="4.602cm">
          <draw:text-box>
            <text:p><text:span text:style-name="T1">x</text:span></text:p>
            <text:p><text:span text:style-name="T1">even?: &lt;refers to odd?&gt;</text:span></text:p>
            <text:p><text:span text:style-name="T1">odd?: &lt;refers to even?&gt;</text:span></text:p>
          </draw:text-box>
        </draw:frame>
        <draw:line draw:style-name="gr9" draw:text-style-name="P7" draw:layer="layout" svg:x1="10.401cm" svg:y1="4.451cm" svg:x2="10.401cm" svg:y2="3.451cm">
          <text:p/>
        </draw:line>
        <draw:line draw:style-name="gr9" draw:text-style-name="P7" draw:layer="layout" svg:x1="10.402cm" svg:y1="4.452cm" svg:x2="10.402cm" svg:y2="3.452cm">
          <text:p/>
        </draw:line>
        <draw:frame draw:style-name="gr13" draw:text-style-name="P4" draw:layer="layout" svg:width="5.5cm" svg:height="1.047cm" svg:x="4.25cm" svg:y="8.95cm">
          <draw:text-box>
            <text:p><text:span text:style-name="T1">(letrec &lt;bindings&gt; ...)</text:span></text:p>
          </draw:text-box>
        </draw:frame>
        <draw:custom-shape draw:style-name="gr14" draw:text-style-name="P1" draw:layer="layout" svg:width="5.05cm" svg:height="1.449cm" svg:x="11.05cm" svg:y="8.90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9.75cm" svg:y="9.301cm">
          <draw:text-box>
            <text:p><text:span text:style-name="T1">E2</text:span></text:p>
          </draw:text-box>
        </draw:frame>
        <draw:line draw:style-name="gr4" draw:text-style-name="P5" draw:layer="layout" svg:x1="10.55cm" svg:y1="9.604cm" svg:x2="11.05cm" svg:y2="9.604cm">
          <text:p/>
        </draw:line>
        <draw:frame draw:style-name="gr15" draw:text-style-name="P4" draw:layer="layout" svg:width="4.67cm" svg:height="1.048cm" svg:x="11.379cm" svg:y="9.052cm">
          <draw:text-box>
            <text:p><text:span text:style-name="T1">...</text:span></text:p>
          </draw:text-box>
        </draw:frame>
        <draw:line draw:style-name="gr9" draw:text-style-name="P7" draw:layer="layout" svg:x1="12.75cm" svg:y1="8.901cm" svg:x2="12.75cm" svg:y2="7.15cm">
          <text:p/>
        </draw:line>
        <draw:custom-shape draw:style-name="gr5" draw:text-style-name="P1" draw:layer="layout" svg:width="1cm" svg:height="1cm" svg:x="7.2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8.2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8.551cm" svg:y1="11.501cm" svg:x2="11.951cm" svg:y2="11.501cm">
          <text:p/>
        </draw:line>
        <draw:line draw:style-name="gr9" draw:text-style-name="P7" draw:layer="layout" svg:x1="11.951cm" svg:y1="11.501cm" svg:x2="12cm" svg:y2="10.4cm">
          <text:p/>
        </draw:line>
        <draw:frame draw:style-name="gr13" draw:text-style-name="P4" draw:layer="layout" svg:width="6.25cm" svg:height="1.047cm" svg:x="6.25cm" svg:y="12.4cm">
          <draw:text-box>
            <text:p><text:span text:style-name="T1">&lt;rest of body of f&gt;</text:span></text:p>
          </draw:text-box>
        </draw:frame>
        <draw:custom-shape draw:style-name="gr1" draw:text-style-name="P1" draw:layer="layout" svg:width="11.3cm" svg:height="1cm" svg:x="5.6cm" svg:y="16.903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356cm" svg:height="0.649cm" svg:x="5.794cm" svg:y="17.103cm">
          <draw:text-box>
            <text:p text:style-name="P2"><text:span text:style-name="T1">f: </text:span></text:p>
          </draw:text-box>
        </draw:frame>
        <draw:frame draw:style-name="gr3" draw:text-style-name="P4" draw:layer="layout" svg:width="1.764cm" svg:height="1.047cm" svg:x="3cm" svg:y="16.853cm">
          <draw:text-box>
            <text:p><text:span text:style-name="T1">global</text:span></text:p>
            <text:p><text:span text:style-name="T1">env</text:span></text:p>
          </draw:text-box>
        </draw:frame>
        <draw:line draw:style-name="gr4" draw:text-style-name="P5" draw:layer="layout" svg:x1="4.6cm" svg:y1="17.353cm" svg:x2="5.6cm" svg:y2="17.353cm">
          <text:p/>
        </draw:line>
        <draw:custom-shape draw:style-name="gr5" draw:text-style-name="P1" draw:layer="layout" svg:width="1cm" svg:height="1cm" svg:x="6.601cm" svg:y="22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7.601cm" svg:y="22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15cm" svg:y1="17.403cm" svg:x2="7.651cm" svg:y2="17.404cm">
          <text:p/>
        </draw:line>
        <draw:line draw:style-name="gr7" draw:text-style-name="P6" draw:layer="layout" svg:x1="7.65cm" svg:y1="17.403cm" svg:x2="7.65cm" svg:y2="22.403cm">
          <text:p/>
        </draw:line>
        <draw:line draw:style-name="gr8" draw:text-style-name="P7" draw:layer="layout" svg:x1="7.951cm" svg:y1="22.804cm" svg:x2="11.351cm" svg:y2="22.804cm">
          <text:p/>
        </draw:line>
        <draw:line draw:style-name="gr9" draw:text-style-name="P7" draw:layer="layout" svg:x1="11.351cm" svg:y1="22.804cm" svg:x2="11.4cm" svg:y2="21.703cm">
          <text:p/>
        </draw:line>
        <draw:custom-shape draw:style-name="gr17" draw:text-style-name="P1" draw:layer="layout" svg:width="6.349cm" svg:height="2.699cm" svg:x="9.651cm" svg:y="19.00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0.921cm" svg:height="0.649cm" svg:x="8.351cm" svg:y="19.404cm">
          <draw:text-box>
            <text:p><text:span text:style-name="T1">E1</text:span></text:p>
          </draw:text-box>
        </draw:frame>
        <draw:line draw:style-name="gr4" draw:text-style-name="P5" draw:layer="layout" svg:x1="9.151cm" svg:y1="19.707cm" svg:x2="9.651cm" svg:y2="19.707cm">
          <text:p/>
        </draw:line>
        <draw:frame draw:style-name="gr12" draw:text-style-name="P4" draw:layer="layout" svg:width="5.85cm" svg:height="2.241cm" svg:x="9.9cm" svg:y="19.155cm">
          <draw:text-box>
            <text:p><text:span text:style-name="T1">x</text:span></text:p>
            <text:p><text:span text:style-name="T1">ev</text:span><text:span text:style-name="T1">en</text:span><text:span text:style-name="T1">?: </text:span><text:span text:style-name="T1">&lt;c</text:span><text:span text:style-name="T1">an</text:span><text:span text:style-name="T1">’t </text:span><text:span text:style-name="T1">fi</text:span><text:span text:style-name="T1">nd </text:span><text:span text:style-name="T1">od</text:span><text:span text:style-name="T1">d?</text:span><text:span text:style-name="T1">&gt;</text:span></text:p>
            <text:p><text:span text:style-name="T1">od</text:span><text:span text:style-name="T1">d?</text:span><text:span text:style-name="T1">: </text:span><text:span text:style-name="T1">&lt;c</text:span><text:span text:style-name="T1">an</text:span><text:span text:style-name="T1">’t </text:span><text:span text:style-name="T1">fi</text:span><text:span text:style-name="T1">nd </text:span><text:span text:style-name="T1">ev</text:span><text:span text:style-name="T1">en</text:span><text:span text:style-name="T1">?&gt;</text:span></text:p>
          </draw:text-box>
        </draw:frame>
        <draw:line draw:style-name="gr9" draw:text-style-name="P7" draw:layer="layout" svg:x1="11.301cm" svg:y1="19.004cm" svg:x2="11.301cm" svg:y2="18.004cm">
          <text:p/>
        </draw:line>
        <draw:line draw:style-name="gr9" draw:text-style-name="P7" draw:layer="layout" svg:x1="11.302cm" svg:y1="19.005cm" svg:x2="11.302cm" svg:y2="18.005cm">
          <text:p/>
        </draw:line>
        <draw:frame draw:style-name="gr13" draw:text-style-name="P4" draw:layer="layout" svg:width="5.5cm" svg:height="1.047cm" svg:x="5.15cm" svg:y="23.503cm">
          <draw:text-box>
            <text:p><text:span text:style-name="T1">(let &lt;bindings&gt; ...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6-01-27T22:53:01.469323470</dc:date>
    <meta:editing-duration>PT1H30M4S</meta:editing-duration>
    <meta:editing-cycles>9</meta:editing-cycles>
    <meta:document-statistic meta:object-count="44"/>
  </office:meta>
</office:document-meta>
</file>